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Tests.readAndWrite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sonHttpMessageConverterTests.readInvalid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sonHttpMessageConverterTests.readAndWrite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as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Tests.readUnty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sonHttpMessageConverterTests.writeU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son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sonHttpMessageConverterTests.canReadAndWriteMicro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sonHttpMessageConverterTests.writeParameterized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sonHttpMessageConverterTests.writeWith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Tests.prefixJson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son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sonHttpMessageConverterTests.readTy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Base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Tests.prefix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